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6.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Practice Problems on Logistic Regres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draw:style-name="gr2" draw:text-style-name="P2" draw:layer="layout" svg:width="24.13cm" svg:height="6.35cm" svg:x="1.27cm" svg:y="3.81cm">
          <draw:text-box>
            <text:p>Can we use the function “1 / (1 + x^(-1))” to build a binary classifier like we used Logistic in Logistic Regression?</text:p>
            <text:p>Explain why or why not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3" draw:text-style-name="P2" draw:layer="layout" svg:width="26.67cm" svg:height="8.255cm" svg:x="0.635cm" svg:y="3.175cm">
          <draw:text-box>
            <text:p>What is Logistic Regression?</text:p>
            <text:p/>
            <text:p>And since it is a classifier, why do we call this model “Regression”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3" draw:text-style-name="P2" draw:layer="layout" svg:width="21.59cm" svg:height="8.255cm" svg:x="1.27cm" svg:y="3.175cm">
          <draw:text-box>
            <text:p>Choose the correct option:</text:p>
            <text:p>What does the decision boundary of a Logistic Regression based model look like:</text:p>
            <text:p>1. For 2D data, a line.</text:p>
            <text:p>2. For 2D data, a curv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07:36:42.176132237</meta:creation-date>
    <meta:editing-duration>PT7M6S</meta:editing-duration>
    <meta:editing-cycles>6</meta:editing-cycles>
    <meta:generator>LibreOffice/24.2.4.2$Linux_X86_64 LibreOffice_project/420$Build-2</meta:generator>
    <dc:title>Blue Curve</dc:title>
    <dc:date>2024-07-29T16:28:42.472867638</dc:date>
    <meta:document-statistic meta:object-count="50"/>
  </office:meta>
</office:document-meta>
</file>